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0" style:family="table-cell" style:parent-style-name="Excel_20_Built-in_20_Excel_20_Built-in_20_Excel_20_Built-in_20_Normal_20_10_20_3" style:data-style-name="N129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Excel_20_Built-in_20_Excel_20_Built-in_20_Normal_20_10_20_3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Excel_20_Built-in_20_Excel_20_Built-in_20_Comma_20_11" style:data-style-name="N11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84">
      <style:table-cell-properties style:rotation-align="none"/>
      <style:text-properties style:text-position=""/>
    </style:style>
    <style:style style:name="ce5" style:family="table-cell" style:parent-style-name="Default">
      <style:table-cell-properties style:rotation-align="none"/>
      <style:text-properties style:text-position="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Excel_20_Built-in_20_Excel_20_Built-in_20_Normal_20_10_20_3" style:data-style-name="N129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Excel_20_Built-in_20_Excel_20_Built-in_20_Normal_20_10_20_3" style:data-style-name="N129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84">
      <style:table-cell-properties style:rotation-align="non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Excel_20_Built-in_20_Excel_20_Built-in_20_Normal_20_10_20_3" style:data-style-name="N129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Excel_20_Built-in_20_Excel_20_Built-in_20_Normal_20_10_20_3" style:data-style-name="N129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Excel_20_Built-in_20_Excel_20_Built-in_20_Normal_20_10_20_3" style:data-style-name="N129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Excel_20_Built-in_20_Excel_20_Built-in_20_Normal_20_10_20_3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Excel_20_Built-in_20_Excel_20_Built-in_20_Comma_20_11" style:data-style-name="N11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Provider Level Data</text:p>
          </table:table-cell>
          <table:table-cell table:style-name="ce1" table:number-columns-repeated="2"/>
          <table:table-cell table:style-name="Default" table:number-columns-repeated="2"/>
          <table:table-cell table:style-name="ce8" office:value-type="string" office:string-value="The number of completed pathways by week since referral" calcext:value-type="string" table:number-columns-spanned="54" table:number-rows-spanned="1">
            <text:p><text:s/>The number of completed pathways by week since referral </text:p>
          </table:table-cell>
          <table:covered-table-cell table:number-columns-repeated="53" table:style-name="ce8"/>
          <table:table-cell table:style-name="ce10" table:number-columns-repeated="3"/>
          <table:table-cell table:style-name="Default" table:number-columns-repeated="3"/>
          <table:table-cell table:number-columns-repeated="959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6" office:value-type="string" calcext:value-type="string">
            <text:p>Provider Code</text:p>
          </table:table-cell>
          <table:table-cell table:style-name="ce6" office:value-type="string" calcext:value-type="string">
            <text:p>Provider Name</text:p>
          </table:table-cell>
          <table:table-cell table:style-name="ce6" office:value-type="string" calcext:value-type="string">
            <text:p>Treatment Function Code</text:p>
          </table:table-cell>
          <table:table-cell table:style-name="ce6" office:value-type="string" calcext:value-type="string">
            <text:p>Treatment Function</text:p>
          </table:table-cell>
          <table:table-cell table:style-name="ce9" office:value-type="string" office:string-value="&gt;0-1" calcext:value-type="string">
            <text:p><text:s/>&gt;0-1 </text:p>
          </table:table-cell>
          <table:table-cell table:style-name="ce9" office:value-type="string" office:string-value="&gt;1-2" calcext:value-type="string">
            <text:p><text:s/>&gt;1-2 </text:p>
          </table:table-cell>
          <table:table-cell table:style-name="ce9" office:value-type="string" office:string-value="&gt;2-3" calcext:value-type="string">
            <text:p><text:s/>&gt;2-3 </text:p>
          </table:table-cell>
          <table:table-cell table:style-name="ce9" office:value-type="string" office:string-value="&gt;3-4" calcext:value-type="string">
            <text:p><text:s/>&gt;3-4 </text:p>
          </table:table-cell>
          <table:table-cell table:style-name="ce9" office:value-type="string" office:string-value="&gt;4-5" calcext:value-type="string">
            <text:p><text:s/>&gt;4-5 </text:p>
          </table:table-cell>
          <table:table-cell table:style-name="ce9" office:value-type="string" office:string-value="&gt;5-6" calcext:value-type="string">
            <text:p><text:s/>&gt;5-6 </text:p>
          </table:table-cell>
          <table:table-cell table:style-name="ce9" office:value-type="string" office:string-value="&gt;6-7" calcext:value-type="string">
            <text:p><text:s/>&gt;6-7 </text:p>
          </table:table-cell>
          <table:table-cell table:style-name="ce9" office:value-type="string" office:string-value="&gt;7-8" calcext:value-type="string">
            <text:p><text:s/>&gt;7-8 </text:p>
          </table:table-cell>
          <table:table-cell table:style-name="ce9" office:value-type="string" office:string-value="&gt;8-9" calcext:value-type="string">
            <text:p><text:s/>&gt;8-9 </text:p>
          </table:table-cell>
          <table:table-cell table:style-name="ce9" office:value-type="string" office:string-value="&gt;9-10" calcext:value-type="string">
            <text:p><text:s/>&gt;9-10 </text:p>
          </table:table-cell>
          <table:table-cell table:style-name="ce9" office:value-type="string" office:string-value="&gt;10-11" calcext:value-type="string">
            <text:p><text:s/>&gt;10-11 </text:p>
          </table:table-cell>
          <table:table-cell table:style-name="ce9" office:value-type="string" office:string-value="&gt;11-12" calcext:value-type="string">
            <text:p><text:s/>&gt;11-12 </text:p>
          </table:table-cell>
          <table:table-cell table:style-name="ce9" office:value-type="string" office:string-value="&gt;12-13" calcext:value-type="string">
            <text:p><text:s/>&gt;12-13 </text:p>
          </table:table-cell>
          <table:table-cell table:style-name="ce9" office:value-type="string" office:string-value="&gt;13-14" calcext:value-type="string">
            <text:p><text:s/>&gt;13-14 </text:p>
          </table:table-cell>
          <table:table-cell table:style-name="ce9" office:value-type="string" office:string-value="&gt;14-15" calcext:value-type="string">
            <text:p><text:s/>&gt;14-15 </text:p>
          </table:table-cell>
          <table:table-cell table:style-name="ce9" office:value-type="string" office:string-value="&gt;15-16" calcext:value-type="string">
            <text:p><text:s/>&gt;15-16 </text:p>
          </table:table-cell>
          <table:table-cell table:style-name="ce9" office:value-type="string" office:string-value="&gt;16-17" calcext:value-type="string">
            <text:p><text:s/>&gt;16-17 </text:p>
          </table:table-cell>
          <table:table-cell table:style-name="ce9" office:value-type="string" office:string-value="&gt;17-18" calcext:value-type="string">
            <text:p><text:s/>&gt;17-18 </text:p>
          </table:table-cell>
          <table:table-cell table:style-name="ce9" office:value-type="string" office:string-value="&gt;18-19" calcext:value-type="string">
            <text:p><text:s/>&gt;18-19 </text:p>
          </table:table-cell>
          <table:table-cell table:style-name="ce9" office:value-type="string" office:string-value="&gt;19-20" calcext:value-type="string">
            <text:p><text:s/>&gt;19-20 </text:p>
          </table:table-cell>
          <table:table-cell table:style-name="ce9" office:value-type="string" office:string-value="&gt;20-21" calcext:value-type="string">
            <text:p><text:s/>&gt;20-21 </text:p>
          </table:table-cell>
          <table:table-cell table:style-name="ce9" office:value-type="string" office:string-value="&gt;21-22" calcext:value-type="string">
            <text:p><text:s/>&gt;21-22 </text:p>
          </table:table-cell>
          <table:table-cell table:style-name="ce9" office:value-type="string" office:string-value="&gt;22-23" calcext:value-type="string">
            <text:p><text:s/>&gt;22-23 </text:p>
          </table:table-cell>
          <table:table-cell table:style-name="ce9" office:value-type="string" office:string-value="&gt;23-24" calcext:value-type="string">
            <text:p><text:s/>&gt;23-24 </text:p>
          </table:table-cell>
          <table:table-cell table:style-name="ce9" office:value-type="string" office:string-value="&gt;24-25" calcext:value-type="string">
            <text:p><text:s/>&gt;24-25 </text:p>
          </table:table-cell>
          <table:table-cell table:style-name="ce9" office:value-type="string" office:string-value="&gt;25-26" calcext:value-type="string">
            <text:p><text:s/>&gt;25-26 </text:p>
          </table:table-cell>
          <table:table-cell table:style-name="ce9" office:value-type="string" office:string-value="&gt;26-27" calcext:value-type="string">
            <text:p><text:s/>&gt;26-27 </text:p>
          </table:table-cell>
          <table:table-cell table:style-name="ce9" office:value-type="string" office:string-value="&gt;27-28" calcext:value-type="string">
            <text:p><text:s/>&gt;27-28 </text:p>
          </table:table-cell>
          <table:table-cell table:style-name="ce9" office:value-type="string" office:string-value="&gt;28-29" calcext:value-type="string">
            <text:p><text:s/>&gt;28-29 </text:p>
          </table:table-cell>
          <table:table-cell table:style-name="ce9" office:value-type="string" office:string-value="&gt;29-30" calcext:value-type="string">
            <text:p><text:s/>&gt;29-30 </text:p>
          </table:table-cell>
          <table:table-cell table:style-name="ce9" office:value-type="string" office:string-value="&gt;30-31" calcext:value-type="string">
            <text:p><text:s/>&gt;30-31 </text:p>
          </table:table-cell>
          <table:table-cell table:style-name="ce9" office:value-type="string" office:string-value="&gt;31-32" calcext:value-type="string">
            <text:p><text:s/>&gt;31-32 </text:p>
          </table:table-cell>
          <table:table-cell table:style-name="ce9" office:value-type="string" office:string-value="&gt;32-33" calcext:value-type="string">
            <text:p><text:s/>&gt;32-33 </text:p>
          </table:table-cell>
          <table:table-cell table:style-name="ce9" office:value-type="string" office:string-value="&gt;33-34" calcext:value-type="string">
            <text:p><text:s/>&gt;33-34 </text:p>
          </table:table-cell>
          <table:table-cell table:style-name="ce9" office:value-type="string" office:string-value="&gt;34-35" calcext:value-type="string">
            <text:p><text:s/>&gt;34-35 </text:p>
          </table:table-cell>
          <table:table-cell table:style-name="ce9" office:value-type="string" office:string-value="&gt;35-36" calcext:value-type="string">
            <text:p><text:s/>&gt;35-36 </text:p>
          </table:table-cell>
          <table:table-cell table:style-name="ce9" office:value-type="string" office:string-value="&gt;36-37" calcext:value-type="string">
            <text:p><text:s/>&gt;36-37 </text:p>
          </table:table-cell>
          <table:table-cell table:style-name="ce9" office:value-type="string" office:string-value="&gt;37-38" calcext:value-type="string">
            <text:p><text:s/>&gt;37-38 </text:p>
          </table:table-cell>
          <table:table-cell table:style-name="ce9" office:value-type="string" office:string-value="&gt;38-39" calcext:value-type="string">
            <text:p><text:s/>&gt;38-39 </text:p>
          </table:table-cell>
          <table:table-cell table:style-name="ce9" office:value-type="string" office:string-value="&gt;39-40" calcext:value-type="string">
            <text:p><text:s/>&gt;39-40 </text:p>
          </table:table-cell>
          <table:table-cell table:style-name="ce9" office:value-type="string" office:string-value="&gt;40-41" calcext:value-type="string">
            <text:p><text:s/>&gt;40-41 </text:p>
          </table:table-cell>
          <table:table-cell table:style-name="ce9" office:value-type="string" office:string-value="&gt;41-42" calcext:value-type="string">
            <text:p><text:s/>&gt;41-42 </text:p>
          </table:table-cell>
          <table:table-cell table:style-name="ce9" office:value-type="string" office:string-value="&gt;42-43" calcext:value-type="string">
            <text:p><text:s/>&gt;42-43 </text:p>
          </table:table-cell>
          <table:table-cell table:style-name="ce9" office:value-type="string" office:string-value="&gt;43-44" calcext:value-type="string">
            <text:p><text:s/>&gt;43-44 </text:p>
          </table:table-cell>
          <table:table-cell table:style-name="ce9" office:value-type="string" office:string-value="&gt;44-45" calcext:value-type="string">
            <text:p><text:s/>&gt;44-45 </text:p>
          </table:table-cell>
          <table:table-cell table:style-name="ce9" office:value-type="string" office:string-value="&gt;45-46" calcext:value-type="string">
            <text:p><text:s/>&gt;45-46 </text:p>
          </table:table-cell>
          <table:table-cell table:style-name="ce9" office:value-type="string" office:string-value="&gt;46-47" calcext:value-type="string">
            <text:p><text:s/>&gt;46-47 </text:p>
          </table:table-cell>
          <table:table-cell table:style-name="ce9" office:value-type="string" office:string-value="&gt;47-48" calcext:value-type="string">
            <text:p><text:s/>&gt;47-48 </text:p>
          </table:table-cell>
          <table:table-cell table:style-name="ce9" office:value-type="string" office:string-value="&gt;48-49" calcext:value-type="string">
            <text:p><text:s/>&gt;48-49 </text:p>
          </table:table-cell>
          <table:table-cell table:style-name="ce9" office:value-type="string" office:string-value="&gt;49-50" calcext:value-type="string">
            <text:p><text:s/>&gt;49-50 </text:p>
          </table:table-cell>
          <table:table-cell table:style-name="ce9" office:value-type="string" office:string-value="&gt;50-51" calcext:value-type="string">
            <text:p><text:s/>&gt;50-51 </text:p>
          </table:table-cell>
          <table:table-cell table:style-name="ce9" office:value-type="string" office:string-value="&gt;51-52" calcext:value-type="string">
            <text:p><text:s/>&gt;51-52 </text:p>
          </table:table-cell>
          <table:table-cell table:style-name="ce9" office:value-type="string" office:string-value="52 plus" calcext:value-type="string">
            <text:p><text:s/>52 plus </text:p>
          </table:table-cell>
          <table:table-cell table:style-name="ce9" office:value-type="string" office:string-value="Patients with unknown clock start date" calcext:value-type="string">
            <text:p><text:s/>Patients with unknown clock start date </text:p>
          </table:table-cell>
          <table:table-cell table:style-name="ce11" office:value-type="string" calcext:value-type="string">
            <text:p>Total number of completed pathways (all)</text:p>
          </table:table-cell>
          <table:table-cell table:style-name="ce11" office:value-type="string" calcext:value-type="string">
            <text:p>Total number of completed pathways (with a known clock start)</text:p>
          </table:table-cell>
          <table:table-cell table:style-name="ce11" office:value-type="string" calcext:value-type="string">
            <text:p>Total (with a known clock start) within 18 weeks</text:p>
          </table:table-cell>
          <table:table-cell table:style-name="ce12" office:value-type="string" calcext:value-type="string">
            <text:p>% within 18 weeks</text:p>
          </table:table-cell>
          <table:table-cell table:style-name="ce13" office:value-type="string" calcext:value-type="string">
            <text:p>Average (median) waiting time (in weeks)</text:p>
          </table:table-cell>
          <table:table-cell table:style-name="ce13" office:value-type="string" calcext:value-type="string">
            <text:p>95th percentile waiting time (in weeks)</text:p>
          </table:table-cell>
          <table:table-cell table:number-columns-repeated="959"/>
        </table:table-row>
        <table:table-row table:style-name="ro3">
          <table:table-cell table:style-name="ce3" office:value-type="string" calcext:value-type="string">
            <text:p>2015-09-01</text:p>
          </table:table-cell>
          <table:table-cell table:style-name="ce7" office:value-type="string" calcext:value-type="string">
            <text:p>RAE</text:p>
          </table:table-cell>
          <table:table-cell table:style-name="ce7" office:value-type="string" calcext:value-type="string">
            <text:p>BRADFORD TEACHING HOSPITALS NHS FOUNDATION TRUST</text:p>
          </table:table-cell>
          <table:table-cell table:style-name="ce7" office:value-type="string" calcext:value-type="string">
            <text:p>NP100</text:p>
          </table:table-cell>
          <table:table-cell table:style-name="ce7" office:value-type="string" calcext:value-type="string">
            <text:p>General Surger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1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05" calcext:value-type="float">
            <text:p>205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0.90243902" calcext:value-type="float">
            <text:p>0.90243902</text:p>
          </table:table-cell>
          <table:table-cell table:style-name="ce7" office:value-type="float" office:value="10.125" calcext:value-type="float">
            <text:p>10.125</text:p>
          </table:table-cell>
          <table:table-cell table:style-name="ce7" office:value-type="float" office:value="22.75" calcext:value-type="float">
            <text:p>22.75</text:p>
          </table:table-cell>
          <table:table-cell table:number-columns-repeated="959"/>
        </table:table-row>
        <table:table-row table:style-name="ro3">
          <table:table-cell table:style-name="ce3" office:value-type="string" calcext:value-type="string">
            <text:p>2015-09-01</text:p>
          </table:table-cell>
          <table:table-cell table:style-name="ce7" office:value-type="string" calcext:value-type="string">
            <text:p>RAE</text:p>
          </table:table-cell>
          <table:table-cell table:style-name="ce7" office:value-type="string" calcext:value-type="string">
            <text:p>BRADFORD TEACHING HOSPITALS NHS FOUNDATION TRUST</text:p>
          </table:table-cell>
          <table:table-cell table:style-name="ce7" office:value-type="string" calcext:value-type="string">
            <text:p>NP101</text:p>
          </table:table-cell>
          <table:table-cell table:style-name="ce7" office:value-type="string" calcext:value-type="string">
            <text:p>Urology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31" calcext:value-type="float">
            <text:p>231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0.95670995" calcext:value-type="float">
            <text:p>0.95670995</text:p>
          </table:table-cell>
          <table:table-cell table:style-name="ce7" office:value-type="float" office:value="6.21429" calcext:value-type="float">
            <text:p>6.21429</text:p>
          </table:table-cell>
          <table:table-cell table:style-name="ce7" office:value-type="float" office:value="17.69" calcext:value-type="float">
            <text:p>17.69</text:p>
          </table:table-cell>
          <table:table-cell table:number-columns-repeated="959"/>
        </table:table-row>
        <table:table-row table:style-name="ro3">
          <table:table-cell table:style-name="ce3" office:value-type="string" calcext:value-type="string">
            <text:p>2015-09-01</text:p>
          </table:table-cell>
          <table:table-cell table:style-name="ce7" office:value-type="string" calcext:value-type="string">
            <text:p>RAE</text:p>
          </table:table-cell>
          <table:table-cell table:style-name="ce7" office:value-type="string" calcext:value-type="string">
            <text:p>BRADFORD TEACHING HOSPITALS NHS FOUNDATION TRUST</text:p>
          </table:table-cell>
          <table:table-cell table:style-name="ce7" office:value-type="string" calcext:value-type="string">
            <text:p>NP110</text:p>
          </table:table-cell>
          <table:table-cell table:style-name="ce7" office:value-type="string" calcext:value-type="string">
            <text:p>Trauma &amp; Orthopaedics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84" calcext:value-type="float">
            <text:p>284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0.8556338" calcext:value-type="float">
            <text:p>0.8556338</text:p>
          </table:table-cell>
          <table:table-cell table:style-name="ce7" office:value-type="float" office:value="7.76087" calcext:value-type="float">
            <text:p>7.76087</text:p>
          </table:table-cell>
          <table:table-cell table:style-name="ce7" office:value-type="float" office:value="23.2667" calcext:value-type="float">
            <text:p>23.2667</text:p>
          </table:table-cell>
          <table:table-cell table:number-columns-repeated="959"/>
        </table:table-row>
        <table:table-row table:style-name="ro4">
          <table:table-cell table:style-name="ce4" office:value-type="date" office:date-value="2015-09-01" calcext:value-type="date">
            <text:p>2015-09-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59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5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5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Comma_20_11" style:display-name="Excel Built-in Excel Built-in Excel Built-in Comma 11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Excel_20_Built-in_20_Normal_20_10_20_3" style:display-name="Excel Built-in Excel Built-in Excel Built-in Normal 10 3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1:51:17.926481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1:51:18.352835198</meta:creation-date>
    <dc:language>en-IN</dc:language>
    <meta:editing-cycles>1</meta:editing-cycles>
    <meta:editing-duration>P0D</meta:editing-duration>
    <meta:generator>LibreOffice/4.2.8.2$Linux_X86_64 LibreOffice_project/420m0$Build-2</meta:generator>
    <meta:document-statistic meta:table-count="3" meta:cell-count="327" meta:object-count="0"/>
  </office:meta>
</office:document-meta>
</file>